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D0000007D0F0AF267463C10F4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98cm, 0.42cm, 3.829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159cm" svg:y="-1.311cm" svg:width="16.755cm" svg:height="14.235cm" draw:z-index="0"><draw:image xlink:href="Pictures/10000000000007D0000007D0F0AF267463C10F4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6:38:07.759300108</meta:creation-date>
    <dc:date>2023-05-22T16:41:41.793055670</dc:date>
    <meta:editing-duration>PT3M3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6.2$Linux_X86_64 LibreOffice_project/30$Build-2</meta:generator>
  </office:meta>
</office:document-meta>
</file>